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726" officeooo:paragraph-rsid="001fb726"/>
    </style:style>
    <style:style style:name="P2" style:family="paragraph" style:parent-style-name="Standard">
      <style:text-properties officeooo:rsid="00234bfb" officeooo:paragraph-rsid="00234bfb"/>
    </style:style>
    <style:style style:name="P3" style:family="paragraph" style:parent-style-name="Standard">
      <style:text-properties officeooo:rsid="0023b271" officeooo:paragraph-rsid="0023b271"/>
    </style:style>
    <style:style style:name="P4" style:family="paragraph" style:parent-style-name="Standard">
      <style:text-properties officeooo:rsid="00250769" officeooo:paragraph-rsid="00250769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3b271" officeooo:paragraph-rsid="0023b271"/>
    </style:style>
    <style:style style:name="T1" style:family="text">
      <style:text-properties officeooo:rsid="00214da5"/>
    </style:style>
    <style:style style:name="T2" style:family="text">
      <style:text-properties officeooo:rsid="002154d8"/>
    </style:style>
    <style:style style:name="T3" style:family="text">
      <style:text-properties officeooo:rsid="00224c6c"/>
    </style:style>
    <style:style style:name="T4" style:family="text">
      <style:text-properties officeooo:rsid="00234bfb"/>
    </style:style>
    <style:style style:name="T5" style:family="text">
      <style:text-properties officeooo:rsid="00250769"/>
    </style:style>
    <style:style style:name="T6" style:family="text">
      <style:text-properties officeooo:rsid="00263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<text:span text:style-name="T5">10</text:span></text:p>
      <text:p text:style-name="P1"/>
      <text:p text:style-name="P1">-<text:span text:style-name="T1">Poacher entering the environment after few seconds</text:span></text:p>
      <text:p text:style-name="P1">- <text:span text:style-name="T2">Data written to CSV file</text:span></text:p>
      <text:p text:style-name="P1">- <text:span text:style-name="T3">Managed to solve lagging issue</text:span></text:p>
      <text:p text:style-name="P1"/>
      <text:p text:style-name="P2">Trying to work with Pickle for data collection</text:p>
      <text:p text:style-name="P3">Graph plotting <text:span text:style-name="T5">(DONE)</text:span></text:p>
      <text:p text:style-name="P5"/>
      <text:p text:style-name="P3"/>
      <text:p text:style-name="P4">- Graph appears after exiting the project</text:p>
      <text:p text:style-name="P4">- Graph timing</text:p>
      <text:p text:style-name="P4">-<text:span text:style-name="T6">Code clean 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36:19.233889288</meta:creation-date>
    <dc:date>2019-08-28T17:26:59.593589144</dc:date>
    <meta:editing-duration>PT11M5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5" meta:character-count="255" meta:non-whitespace-character-count="219"/>
  </office:meta>
</office:document-meta>
</file>